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position="0% 100%" fo:font-size="15pt" fo:font-weight="normal" style:font-size-asian="15pt" style:font-weight-asian="normal" style:font-size-complex="15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position="0% 100%"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text-position="0% 100%" fo:font-size="15pt" fo:font-weight="normal" style:font-size-asian="15pt" style:font-weight-asian="normal" style:font-size-complex="15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position="sub 58%" fo:font-size="15pt" fo:font-weight="normal" style:font-size-asian="15pt" style:font-weight-asian="normal" style:font-size-complex="15pt" style:font-weight-complex="normal"/>
    </style:style>
    <style:style style:name="P12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16pt" style:font-size-asian="16pt" style:font-size-complex="16pt"/>
    </style:style>
    <style:style style:name="T3" style:family="text">
      <style:text-properties style:text-position="sub 58%"/>
    </style:style>
    <style:style style:name="T4" style:family="text">
      <style:text-properties style:text-position="0% 100%" fo:font-size="15pt" fo:font-weight="normal" style:font-size-asian="15pt" style:font-weight-asian="normal" style:font-size-complex="15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ERMUTATIONS AND COMBINATIONS</text:p>
      <text:p text:style-name="P1"/>
      <text:p text:style-name="P1">Note:</text:p>
      <text:p text:style-name="P1"><text:s/></text:p>
      <text:list xml:id="list5225272865186748254" text:style-name="L1">
        <text:list-item>
          <text:p text:style-name="P5">The number of permutations of n different objects taken r at a time, where 0 &lt; r &lt;= n <text:s/>and the objects do not repeat is</text:p>
          <text:p text:style-name="P5"><text:s text:c="27"/>n(n-1)(n-2)....(n-r+1)</text:p>
          <text:p text:style-name="P5">denoted by <text:span text:style-name="T1">n</text:span>P<text:span text:style-name="T3">r.</text:span></text:p>
        </text:list-item>
        <text:list-item>
          <text:p text:style-name="P6">The number of permutations of <text:s text:c="3"/>n <text:s text:c="2"/>different objects taken r at a time, where repetition is allowed is n<text:span text:style-name="T2">r</text:span>.</text:p>
        </text:list-item>
        <text:list-item>
          <text:p text:style-name="P6">The number of permutations of n objects, where P1 objects are of one kind, P2 objects are of second kind, ....Pk, are of kth kind and the rest, if any, are of different kind is </text:p>
        </text:list-item>
      </text:list>
      <text:p text:style-name="P2"><text:s text:c="55"/>n !</text:p>
      <text:p text:style-name="P2"><text:s text:c="44"/>---------------------</text:p>
      <text:p text:style-name="P2"><text:s text:c="43"/>P1 ! <text:s/>P2 ! ..... <text:s text:c="2"/>Pk !</text:p>
      <text:list xml:id="list3752550577688902647" text:style-name="L2">
        <text:list-item>
          <text:p text:style-name="P7"><text:span text:style-name="T1">n</text:span>C<text:span text:style-name="T3">0</text:span> <text:s/>= <text:s/><text:span text:style-name="T1">n</text:span>C<text:span text:style-name="T3">n</text:span> <text:s text:c="2"/>= 1</text:p>
          <text:p text:style-name="P7"/>
        </text:list-item>
        <text:list-item>
          <text:p text:style-name="P8"><text:span text:style-name="T1">n</text:span>C<text:span text:style-name="T3">r</text:span> = <text:span text:style-name="T1">n</text:span>C<text:span text:style-name="T3">(n-r)</text:span></text:p>
          <text:p text:style-name="P11"/>
        </text:list-item>
        <text:list-item>
          <text:p text:style-name="P8"><text:span text:style-name="T1">n</text:span>C<text:span text:style-name="T3">r</text:span> <text:s/>+ <text:span text:style-name="T1"><text:s/>n</text:span>C <text:span text:style-name="T3">(r-1)</text:span> <text:s/>= <text:span text:style-name="T1">(n+1)</text:span> C<text:span text:style-name="T3">r</text:span> <text:s text:c="2"/></text:p>
        </text:list-item>
      </text:list>
      <text:p text:style-name="P3"/>
      <text:p text:style-name="P3"/>
      <text:p text:style-name="P3">Practice problems:</text:p>
      <text:list xml:id="list8398187084352112978" text:style-name="L3">
        <text:list-item>
          <text:p text:style-name="P9">Find the number of permutations of the letters of the word ALLAHABAD.</text:p>
        </text:list-item>
        <text:list-item>
          <text:p text:style-name="P9">Find the number of different 8-letter arrangements that can be made <text:s/>from the letters of the word POSSIBLE so that</text:p>
          <text:list>
            <text:list-item>
              <text:p text:style-name="P9">all vowels come together</text:p>
            </text:list-item>
            <text:list-item>
              <text:p text:style-name="P9">all vowels do not come together</text:p>
            </text:list-item>
          </text:list>
        </text:list-item>
        <text:list-item>
          <text:p text:style-name="P9">Find the number of arrangements of the letters of the word INDEPENDENCE . In how many jof these arrangements ,</text:p>
          <text:list>
            <text:list-item>
              <text:p text:style-name="P9">do the words start with P</text:p>
            </text:list-item>
            <text:list-item>
              <text:p text:style-name="P9">do all the vowels always occur together</text:p>
            </text:list-item>
            <text:list-item>
              <text:p text:style-name="P9">do the words start with E</text:p>
            </text:list-item>
            <text:list-item>
              <text:p text:style-name="P9">do the words begin with I and end with P?</text:p>
            </text:list-item>
          </text:list>
        </text:list-item>
        <text:list-item>
          <text:p text:style-name="P9">In how many of the distinct permutations of the letters in MISSISSIPPI do the four I's not come together?</text:p>
        </text:list-item>
        <text:list-item>
          <text:p text:style-name="P9">A committee of 3 persons is to be constituted from a group of 2 men and 3 women. In how many ways can this be done? How many of these committees would consist of 1 man and 2 women?</text:p>
        </text:list-item>
      </text:list>
      <text:p text:style-name="P3"/>
      <text:p text:style-name="P3"/>
      <text:p text:style-name="P3"/>
      <text:p text:style-name="P3"/>
      <text:list xml:id="list161432253152980" text:continue-numbering="true" text:style-name="L3">
        <text:list-item>
          <text:p text:style-name="P12"><text:soft-page-break/><text:span text:style-name="T4">What is the number of ways of choosing 4 cards from a pack of 52 playing cards? In how many of these</text:span></text:p>
          <text:list>
            <text:list-item>
              <text:p text:style-name="P9">four cards are of the same suit</text:p>
            </text:list-item>
            <text:list-item>
              <text:p text:style-name="P9">four cards belong to four different colors</text:p>
            </text:list-item>
            <text:list-item>
              <text:p text:style-name="P9">all are face cards</text:p>
            </text:list-item>
            <text:list-item>
              <text:p text:style-name="P9">two are red cards and two are black cards</text:p>
            </text:list-item>
            <text:list-item>
              <text:p text:style-name="P9">cards are of the same colour</text:p>
            </text:list-item>
          </text:list>
        </text:list-item>
        <text:list-item>
          <text:p text:style-name="P9">A bag contains 5 black and 6 red balls. Determine the number of ways in which 2 black and 3 red balls can be selected.</text:p>
        </text:list-item>
        <text:list-item>
          <text:p text:style-name="P9">In how many ways can a student choose a programme of 5 courses if 9 courses are available and 2 specific courses are compulsory for every student?</text:p>
        </text:list-item>
        <text:list-item>
          <text:p text:style-name="P9">A group consists of 4 girls and 7 boys. In how many ways can a team of 5 members be selected if the team has </text:p>
          <text:list>
            <text:list-item>
              <text:p text:style-name="P9">no girl?</text:p>
            </text:list-item>
            <text:list-item>
              <text:p text:style-name="P9">At least one boy and one girl?</text:p>
            </text:list-item>
            <text:list-item>
              <text:p text:style-name="P9">At least 3 girls?</text:p>
            </text:list-item>
          </text:list>
        </text:list-item>
      </text:list>
      <text:list xml:id="list4234866231989216724" text:style-name="L4">
        <text:list-item>
          <text:p text:style-name="P10">Find the number of ways of selecting 9 balls from 6 red balls, 5 white balls and 5 blue balls if each selection consists of 3 balls of each colour?</text:p>
          <text:p text:style-name="P10"/>
        </text:list-item>
      </text:list>
      <text:p text:style-name="P3"/>
      <text:list xml:id="list161432269156317" text:continue-list="list161432253152980" text:style-name="L3">
        <text:list-item>
          <text:list>
            <text:list-header>
              <text:p text:style-name="P9"/>
            </text:list-header>
          </text:list>
          <text:p text:style-name="P9"/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undhara Gadiyaram</meta:initial-creator>
    <meta:creation-date>2014-10-11T10:09:57</meta:creation-date>
    <dc:date>2014-10-11T16:14:32.046000000</dc:date>
    <meta:editing-duration>PT1M7S</meta:editing-duration>
    <meta:editing-cycles>2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39" meta:word-count="469" meta:character-count="2430" meta:non-whitespace-character-count="1837"/>
  </office:meta>
</office:document-meta>
</file>